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3440576912529722869"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8561477382963552245"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2451326662525181916"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1992150752154773948"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1513413856706538525"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931065518902358561"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2530803922674666315"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8055506793298858334"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439612099315023800"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4464685051866051129"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680824089704416703"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8225399204394631592"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85625367410642569"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8700705636765263076" text:style-name="L14">
        <text:list-item>
          <text:p text:style-name="P29">single target damage effect </text:p>
        </text:list-item>
        <text:list-item>
          <text:p text:style-name="P29">aoe damage effect DONE</text:p>
        </text:list-item>
      </text:list>
      <text:p text:style-name="P8">Fix knockdown/standup on defenders DONE</text:p>
      <text:list xml:id="list3337475295963921552"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1344259356998598216"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1970520185644751715"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1417578838829701528"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6956507640774969188"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3157899073057528885"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5080623311963207177"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1194692861387943380"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7848890972870324301"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88289285021598043"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3433108673864929132"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992547689472639538"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1370719454467251018"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126146346345026906"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1431171421052431358"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1152079491401628006"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2266678062649247402"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2008746712018099443"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2046534319990003360"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6009684288731674658"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3097282576144028606"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7029365944983936678"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4194877749032307346"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4384661019136099996"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1556816974155001586"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4118616721985912881"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8987482368300924593"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691449475199231407"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8989110251833212825"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1344606493295366943"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6623510249364083015"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8469593123220981577"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2408808153419291840"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225645778348266598"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5778027527043219538"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8148266954444736400"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3279264051738318895"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4803170018785533174"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36570450717593541"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5755413884296388136" text:style-name="L54">
        <text:list-item>
          <text:p text:style-name="P69"><text:s/>See notes in design notes document</text:p>
        </text:list-item>
      </text:list>
      <text:p text:style-name="P4">Sprint 39: Rework Necromancer enemy (completed 28/10/19)</text:p>
      <text:list xml:id="list2383559661082331252"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8216104090043778243"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1647167410974543402" text:style-name="L57">
        <text:list-item>
          <text:p text:style-name="P72">item card looks ugly: redesign item card view DONE</text:p>
        </text:list-item>
        <text:list-item>
          <text:p text:style-name="P72">use STS card templates, or find a new card template DONE</text:p>
        </text:list-item>
      </text:list>
      <text:p text:style-name="P8"/>
      <text:list xml:id="list6493269489014293222" text:style-name="L58">
        <text:list-item>
          <text:p text:style-name="P73">find better item sprites DONE</text:p>
        </text:list-item>
      </text:list>
      <text:p text:style-name="P4">Sprint 42: Remove spell info box, implement ability info panels (completed 31/10/19)</text:p>
      <text:list xml:id="list6705292621135035250" text:style-name="L59">
        <text:list-item>
          <text:p text:style-name="P74"><text:soft-page-break/>review scripts from sci fi game</text:p>
        </text:list-item>
      </text:list>
      <text:p text:style-name="P4">Sprint 43: Reward Screen updates + UI view updates (completed 31/10/19)</text:p>
      <text:list xml:id="list8864502375228204051"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5849090616989859137"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5289238516214861679"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7605427943791535722"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8631271783142857569"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564717112389148919"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5804616587911150109"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2559693459948166487"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5685183195884298670"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8770098530726620947"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4293727209020997976"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7457269216595868148"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1616315577398943441"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7487973204442130324"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5157749882028567325"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6082685401947520600"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1173342489840114090"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6392825106682469457"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5438307507218568857"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4138460444518776899"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7798114791226295264"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6600399626904685804" text:style-name="L81">
        <text:list-item>
          <text:p text:style-name="P96">text logic also edits ability info panel text fields (just for the starting defender abilities) DONE</text:p>
        </text:list-item>
      </text:list>
      <text:p text:style-name="P8">Play Test</text:p>
      <text:list xml:id="list4851942950452116451" text:style-name="L82">
        <text:list-item>
          <text:p text:style-name="P97">Play the game and hunt/squash bugs</text:p>
        </text:list-item>
      </text:list>
      <text:p text:style-name="P8">Controls</text:p>
      <text:list xml:id="list7336066202245578055"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259213575410680595"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2952222589996503692"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5218040339409053048"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7839551309463363820"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993982554058286614"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2486214516185199774"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6382821485605557794"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105545812106043096"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4981140915068708911"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5898963626600136132"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1155628603253692955"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8677147226660954583"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7180461687337996706"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1659073821008470462"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1557567860927488644"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5888481652617184866"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4762504304930828196"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7376680814057887788"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3620972859989037802"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2375959313842473244"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2749014104652665264"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5789589357073141155"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5176299064871198518"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4203112079374350754"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6113307812362319106"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432773712458304135"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9054028033029316184"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9214745978307953034"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6423019318792657599"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2963961139538317451"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6292873788550285619"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6144650549405635924"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8485938575422535819"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3481780015473841007"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6487267382512038698"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4020048054740035860"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2109932614389381030"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1706964140717467105"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1726406622923824631"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6739895056318232335"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3227734814075938765"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6466188532427420601"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9039890155727677295"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2185459782028640098"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8045714701147301897"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5145542731757826877"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2696051397822461567"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5817003305246334659"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44162649162935400"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2781449475601869972"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3162564523296210250"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3449525906998150261"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6094738289450108366"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8545064268140764698"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1260402531847154490"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3044554165391015238"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8304223894505918772"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3580222236751627179"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6438039876238507500"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5829839631766563901"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7201130784943761102"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1758324735839121234"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1083654837525441618"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4804181037297819233"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6833481774808320908"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8349844105750366614"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2831930218895060443"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184243056881040827"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744938425971326989"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7544792316454063513"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1298266038995030956"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5913053283666416494"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1914926109464498483"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4220010515411177122"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558223860734752501"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6725519021504570519"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6064584951565840971"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4098675610766182856"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343188366922930004"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5167467258825656244"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8768050285524753411"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7586143733177287019"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4703497550476602437"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7018792493254637940"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6599639080737582081"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2477705732923498086"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6259367522899458763"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8117878826985918707" text:style-name="L171">
        <text:list-item>
          <text:list>
            <text:list-item>
              <text:p text:style-name="P248">stat value texts in character data change colour if positive/negative</text:p>
            </text:list-item>
          </text:list>
        </text:list-item>
      </text:list>
      <text:p text:style-name="P8"/>
      <text:list xml:id="list6485031093202815514"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5309405933416740738" text:style-name="L173">
        <text:list-item>
          <text:p text:style-name="P227">Character Data</text:p>
          <text:list>
            <text:list-item>
              <text:p text:style-name="P249">all mouse over panel elements highlight when moused over</text:p>
            </text:list-item>
            <text:list-item>
              <text:p text:style-name="P249">plus buttons for talents don't appear unless you have points to spend</text:p>
            </text:list-item>
            <text:list-item>
              <text:p text:style-name="P249">unlocking a talent creates a mini star explosion VFX</text:p>
            </text:list-item>
            <text:list-item>
              <text:p text:style-name="P249">while dragging an ability tome, the drop box has a highlight around it</text:p>
            </text:list-item>
            <text:list-item>
              <text:p text:style-name="P249">when the ability tome is dropped and learnt, a mini start VFX explosion occurs on the drop box</text:p>
            </text:list-item>
          </text:list>
        </text:list-item>
      </text:list>
      <text:p text:style-name="P8"/>
      <text:list xml:id="list385946484649201437" text:style-name="L174">
        <text:list-item>
          <text:p text:style-name="P228">Character Roster</text:p>
          <text:list>
            <text:list-item>
              <text:p text:style-name="P250">character roster button highlights better when moused over DONE</text:p>
            </text:list-item>
          </text:list>
        </text:list-item>
      </text:list>
      <text:list xml:id="list5483117491194117577" text:style-name="L175">
        <text:list-item>
          <text:p text:style-name="P251">Char Roster / Map Transition</text:p>
          <text:list>
            <text:list-item>
              <text:p text:style-name="P251">Char roster and world map transition from off screen north to centre screen when activated</text:p>
            </text:list-item>
          </text:list>
        </text:list-item>
      </text:list>
      <text:p text:style-name="P6">Sprint 111: Custom Character Builder System. UCM Overhaul. Items modify UCM Appearance. </text:p>
      <text:list xml:id="list771875274742812319"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3244782781781977041" text:style-name="L177">
        <text:list-item>
          <text:p text:style-name="P216">Player Prefs</text:p>
        </text:list-item>
      </text:list>
      <text:list xml:id="list6956658898109482701"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7308265402469716429" text:style-name="L179">
        <text:list-item>
          <text:p text:style-name="P218">Save Game /Load Game system</text:p>
        </text:list-item>
      </text:list>
      <text:list xml:id="list4095009669899608441"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2484594697577226451"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6626080650550463929"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2545007887699847068"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5024486742017172071"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41261108" text:continue-list="list771875274742812319"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162129692376033866"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6971768117322788255"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3296870101278380501" text:style-name="L187">
        <text:list-item>
          <text:p text:style-name="P252">start by editing character model appearance</text:p>
        </text:list-item>
        <text:list-item>
          <text:p text:style-name="P252">create way to save entity in character maker</text:p>
        </text:list-item>
        <text:list-item>
          <text:p text:style-name="P252">create way to load entity in character maker</text:p>
        </text:list-item>
        <text:list-item>
          <text:p text:style-name="P252">create way to edit abilities, talents and weapons</text:p>
        </text:list-item>
      </text:list>
      <text:p text:style-name="P8"/>
      <text:p text:style-name="P8"/>
      <text:p text:style-name="P5">New Script Ideas</text:p>
      <text:p text:style-name="P6">CharacterPresetData</text:p>
      <text:list xml:id="list8264036368296268223" text:style-name="L188">
        <text:list-item>
          <text:list>
            <text:list-item>
              <text:p text:style-name="P253">holds all info about a characters appearance, abilities, talents, passives and items</text:p>
            </text:list-item>
            <text:list-item>
              <text:p text:style-name="P253">saving a character in the character creater screen creates one of these files</text:p>
            </text:list-item>
            <text:list-item>
              <text:p text:style-name="P253">in char select main screen, you can import one of these files</text:p>
            </text:list-item>
            <text:list-item>
              <text:p text:style-name="P253">char select main screen builds the premade origin characters out of these objects.</text:p>
              <text:list>
                <text:list-item>
                  <text:p text:style-name="P253">Also builds the custom characters</text:p>
                </text:list-item>
              </text:list>
            </text:list-item>
            <text:list-item>
              <text:p text:style-name="P253">this object type is saved in playerPrefs</text:p>
            </text:list-item>
          </text:list>
        </text:list-item>
      </text:list>
      <text:p text:style-name="P6">CharacterBuildPresetData</text:p>
      <text:list xml:id="list626033036541024835" text:style-name="L189">
        <text:list-item>
          <text:p text:style-name="P254">holds data on abilities, and talents</text:p>
        </text:list-item>
        <text:list-item>
          <text:p text:style-name="P254">used to be auto build the combat aspect of characterPresetData objects</text:p>
          <text:list>
            <text:list-item>
              <text:p text:style-name="P254">auto builds, clothing/armor, weapons, abilities and talent point assignments</text:p>
            </text:list-item>
          </text:list>
        </text:list-item>
        <text:list-item>
          <text:p text:style-name="P254">should be an SO</text:p>
        </text:list-item>
        <text:list-item>
          <text:p text:style-name="P254"><text:soft-page-break/>doesnt have to be used</text:p>
        </text:list-item>
      </text:list>
      <text:p text:style-name="P6">CharacterPresetLibrary</text:p>
      <text:list xml:id="list3280155999678289315" text:style-name="L190">
        <text:list-item>
          <text:p text:style-name="P255">static singleton</text:p>
        </text:list-item>
        <text:list-item>
          <text:p text:style-name="P255">stored in playerPrefs</text:p>
        </text:list-item>
        <text:list-item>
          <text:p text:style-name="P255">holds all origin characters in a list</text:p>
        </text:list-item>
        <text:list-item>
          <text:p text:style-name="P255">holds all custom characters in a list (seperate from origin char list)</text:p>
        </text:list-item>
      </text:list>
      <text:p text:style-name="P6">CharacterPresetTemplate</text:p>
      <text:list xml:id="list9109133682810202218"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39538668288721480" text:style-name="L192">
        <text:list-item>
          <text:p text:style-name="P235">New Parents and view lists</text:p>
        </text:list-item>
      </text:list>
      <text:p text:style-name="P6">Base Bodies</text:p>
      <text:list xml:id="list41261302"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2933112986301029385" text:style-name="L193">
        <text:list-item>
          <text:p text:style-name="P236">Undead Heads</text:p>
          <text:list>
            <text:list-item>
              <text:p text:style-name="P236">Undead Head 1, etc</text:p>
            </text:list-item>
          </text:list>
        </text:list-item>
      </text:list>
      <text:list xml:id="list6197688878168295227" text:style-name="L194">
        <text:list-item>
          <text:p text:style-name="P237">Orc Heads</text:p>
          <text:list>
            <text:list-item>
              <text:p text:style-name="P237">Orc Head 1, etc</text:p>
            </text:list-item>
          </text:list>
        </text:list-item>
      </text:list>
      <text:list xml:id="list6115708189558584333" text:style-name="L195">
        <text:list-item>
          <text:p text:style-name="P238">Repeated for</text:p>
          <text:list>
            <text:list-item>
              <text:p text:style-name="P238">Chest, Legs, Right arm, right hand, left arm, left hand</text:p>
            </text:list-item>
          </text:list>
        </text:list-item>
      </text:list>
      <text:list xml:id="list1070090280339038479"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7012278543950367726"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7972570077683488527" text:style-name="L198">
        <text:list-item>
          <text:p text:style-name="P256">UCM</text:p>
        </text:list-item>
        <text:list-item>
          <text:p text:style-name="P256">Appearance tab(s)</text:p>
        </text:list-item>
        <text:list-item>
          <text:p text:style-name="P256">Talent Pages</text:p>
        </text:list-item>
        <text:list-item>
          <text:p text:style-name="P256">Talent Point allocation window</text:p>
        </text:list-item>
      </text:list>
      <text:p text:style-name="P8"/>
      <text:p text:style-name="P5">Character Preset Data Object</text:p>
      <text:list xml:id="list4893640919724355144"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475196659008206002"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8431415347809435390" text:style-name="L201">
        <text:list-item>
          <text:p text:style-name="P243">character creation page must be able to save the settings into a characterPresetData object</text:p>
        </text:list-item>
      </text:list>
      <text:p text:style-name="P9"/>
      <text:p text:style-name="P6">Data needed for loading/saving</text:p>
      <text:list xml:id="list8755434667724149300" text:style-name="L202">
        <text:list-item>
          <text:p text:style-name="P244">UCM</text:p>
          <text:list>
            <text:list-item>
              <text:p text:style-name="P244">All body parts and clothing parts</text:p>
            </text:list-item>
          </text:list>
        </text:list-item>
      </text:list>
      <text:list xml:id="list6895627960840599895" text:style-name="L203">
        <text:list-item>
          <text:p text:style-name="P245">Race (orc, human, etc)</text:p>
          <text:list>
            <text:list-item>
              <text:p text:style-name="P245">racial abilities/passives/traits</text:p>
            </text:list-item>
          </text:list>
        </text:list-item>
      </text:list>
      <text:list xml:id="list2305152020665845396" text:style-name="L204">
        <text:list-item>
          <text:p text:style-name="P246"><text:soft-page-break/>Combat related</text:p>
        </text:list-item>
      </text:list>
      <text:list xml:id="list41243507" text:continue-list="list6895627960840599895"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376389693242910305"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959513195690811235" text:style-name="L206">
        <text:list-item>
          <text:p text:style-name="P257">create load player made preset feature in team building screen DONE</text:p>
        </text:list-item>
        <text:list-item>
          <text:p text:style-name="P257">create load player made preset feature in char creation screen (so player can edit their character presets) DONE</text:p>
        </text:list-item>
        <text:list-item>
          <text:p text:style-name="P257">update menu character UI to show new data elements (background, race, etc) DONE</text:p>
          <text:list>
            <text:list-item>
              <text:p text:style-name="P257">add race and weapon fields</text:p>
            </text:list-item>
          </text:list>
        </text:list-item>
        <text:list-item>
          <text:p text:style-name="P257">implement logic for building CharacterData in game from character preset data (so player can actually play the game with their custom characters + origin characters) DONE</text:p>
        </text:list-item>
        <text:list-item>
          <text:p text:style-name="P257">implement player prefs system for saving player made presets</text:p>
        </text:list-item>
        <text:list-item>
          <text:p text:style-name="P257">Replace weaponSetDataSO with just normal weapons, MH and OH weapon are selected individually</text:p>
          <text:list>
            <text:list-item>
              <text:p text:style-name="P257"><text:soft-page-break/>update GUI in charMaker screen for this (means we have more dynamic item pairings, more scale-able)</text:p>
            </text:list-item>
          </text:list>
        </text:list-item>
      </text:list>
      <text:list xml:id="list5429159715266116768" text:style-name="L207">
        <text:list-item>
          <text:p text:style-name="P258">Implement player can choose abilities and passives outside of presets DONE</text:p>
        </text:list-item>
        <text:list-item>
          <text:p text:style-name="P258">Implement player can choose talents outside of presets DONE</text:p>
        </text:list-item>
      </text:list>
      <text:list xml:id="list1967388301705975945" text:style-name="L208">
        <text:list-item>
          <text:p text:style-name="P259">Design + implement at least 8 origin characters</text:p>
          <text:list>
            <text:list-item>
              <text:p text:style-name="P259">carefully pick ability/passive/talent set ups</text:p>
            </text:list-item>
          </text:list>
        </text:list-item>
      </text:list>
      <text:list xml:id="list4104938211210769676" text:style-name="L209">
        <text:list-item>
          <text:p text:style-name="P260">Design + Implement at least 8 combat presets DONE</text:p>
          <text:list>
            <text:list-item>
              <text:p text:style-name="P260">implement item suit views for each preset</text:p>
            </text:list-item>
          </text:list>
        </text:list-item>
      </text:list>
      <text:list xml:id="list41251460" text:continue-list="list1967388301705975945" text:style-name="L208">
        <text:list-item>
          <text:p text:style-name="P259">Design Implement goblin race with good selection of body parts</text:p>
        </text:list-item>
        <text:list-item>
          <text:p text:style-name="P259">Implement 1 or 2 extra races</text:p>
          <text:list>
            <text:list-item>
              <text:p text:style-name="P259">gnoll, satyr, demon spawn, dragonking, lizard, etc</text:p>
            </text:list-item>
          </text:list>
        </text:list-item>
      </text:list>
      <text:p text:style-name="P8"/>
      <text:p text:style-name="P8"/>
      <text:list xml:id="list41245625" text:continue-list="list959513195690811235" text:style-name="L206">
        <text:list-item>
          <text:p text:style-name="P257">how to delete player made presets?</text:p>
        </text:list-item>
        <text:list-item>
          <text:p text:style-name="P257">How to fix masking issues? FIXED</text:p>
          <text:list>
            <text:list-item>
              <text:p text:style-name="P257">Old masks on activation window/char roster no longer work</text:p>
            </text:list-item>
            <text:list-item>
              <text:p text:style-name="P257">sorting layer on heads/faces is above default. This means they will always render over the UI, no matter what there order in layer value is</text:p>
            </text:list-item>
          </text:list>
        </text:list-item>
      </text:list>
      <text:list xml:id="list5269085887049350367" text:style-name="L210">
        <text:list-item>
          <text:p text:style-name="P261">need to create new sorting layer bonus values for each sprite part on UCM</text:p>
          <text:list>
            <text:list-item>
              <text:p text:style-name="P261">problem: right arm wear gets masked by head wear mask because it is on the same layer as head/face</text:p>
            </text:list-item>
          </text:list>
        </text:list-item>
      </text:list>
      <text:p text:style-name="P8"/>
      <text:p text:style-name="P8">Choosing new ability process</text:p>
      <text:list xml:id="list5216553731006736347" text:style-name="L211">
        <text:list-item>
          <text:p text:style-name="P262">on page opened, create temp list of currently know abilities/passives</text:p>
        </text:list-item>
        <text:list-item>
          <text:p text:style-name="P262">on edit ability button clicked</text:p>
          <text:list>
            <text:list-item>
              <text:p text:style-name="P262">if ability/passive is already in temp list, unlearn</text:p>
            </text:list-item>
            <text:list-item>
              <text:p text:style-name="P262">if not in temp list AND we havent learnt more then 4 abilities, place in temp list</text:p>
            </text:list-item>
          </text:list>
        </text:list-item>
      </text:list>
      <text:list xml:id="list8755703635019206577" text:style-name="L212">
        <text:list-item>
          <text:p text:style-name="P263">on window closed, build active ability tabs from abilities in temp list</text:p>
        </text:list-item>
      </text:list>
      <text:p text:style-name="P8"/>
      <text:p text:style-name="P8"><text:soft-page-break/></text:p>
      <text:p text:style-name="P8">Choosing new talents process</text:p>
      <text:list xml:id="list1115121629942048897" text:style-name="L213">
        <text:list-item>
          <text:p text:style-name="P264">on page opened, <text:s/>build choose talent window + texts from current talent pairings</text:p>
        </text:list-item>
        <text:list-item>
          <text:p text:style-name="P264">add up all spent talent points, see if player has spent them all or has free poi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6T21:03:07.20</dc:date>
    <dc:creator>Black Will</dc:creator>
    <meta:editing-duration>P4DT52M56S</meta:editing-duration>
    <meta:editing-cycles>51</meta:editing-cycles>
    <meta:generator>OpenOffice/4.1.6$Win32 OpenOffice.org_project/416m1$Build-9790</meta:generator>
    <meta:document-statistic meta:table-count="0" meta:image-count="0" meta:object-count="0" meta:page-count="106" meta:paragraph-count="2657" meta:word-count="19950" meta:character-count="113031"/>
  </office:meta>
</office:document-meta>
</file>